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4.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36pt" fo:font-style="normal" style:font-size-asian="36pt" style:font-style-asian="normal" style:font-size-complex="36pt" style:font-style-complex="normal"/>
    </style:style>
    <style:style style:name="P3" style:family="paragraph">
      <style:text-properties fo:font-size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7.472cm" svg:x="1.4cm" svg:y="1.862cm" presentation:class="subtitle" presentation:user-transformed="true">
          <draw:text-box>
            <text:p text:style-name="P1"><text:span text:style-name="T1">INSTRUCCIONES (1/2)</text:span></text:p>
            <text:p text:style-name="P1"><text:span text:style-name="T2"/></text:p>
            <text:p text:style-name="P1"><text:span text:style-name="T2"/></text:p>
            <text:p text:style-name="P1"><text:span text:style-name="T2">En este juego usted se comunicará con</text:span></text:p>
            <text:p text:style-name="P1"><text:span text:style-name="T2"><text:s/></text:span><text:span text:style-name="T2">otro participante que se encuentra online.</text:span></text:p>
            <text:p text:style-name="P1"><text:span text:style-name="T2"/></text:p>
            <text:p text:style-name="P1"><text:span text:style-name="T2">Su rol es proponer una oferta a este jugador</text:span></text:p>
            <text:p text:style-name="P1"><text:span text:style-name="T2">(entre 0 y 100 pesos), quien podrá aceptarla o rechazarla. </text:span></text:p>
            <text:p text:style-name="P1"><text:span text:style-name="T2"/></text:p>
            <text:p text:style-name="P1"><text:span text:style-name="T2">Si el jugador acepta, aparecerá un tick, lo que significa</text:span></text:p>
            <text:p text:style-name="P1"><text:span text:style-name="T2">que él ganará la cantidad ofertada y usted el resto. </text:span></text:p>
            <text:p text:style-name="P1"><text:span text:style-name="T2"/></text:p>
            <text:p text:style-name="P1"><text:span text:style-name="T2">Sin embargo, si él rechaza su oferta, aparecerá</text:span></text:p>
            <text:p text:style-name="P1"><text:span text:style-name="T2"><text:s/></text:span><text:span text:style-name="T2">una cruz y ninguno de los dos ganará nada.</text:span></text:p>
            <text:p text:style-name="P1"><text:span text:style-name="T2"/></text:p>
            <text:p text:style-name="P1"><text:span text:style-name="T2">Usted será siempre el jugador 1 (color rojo).</text:span></text:p>
            <text:p text:style-name="P1"><text:span text:style-name="T2"/></text:p>
            <text:p text:style-name="P1"><text:span text:style-name="T2">El juego consta de 8 rondas, en cada una de las</text:span></text:p>
            <text:p text:style-name="P1"><text:span text:style-name="T2">cuales usted jugará con un participante distinto.</text:span></text:p>
            <text:p text:style-name="P1"><text:span text:style-name="T2"/></text:p>
            <text:p text:style-name="P1"><text:span text:style-name="T2"/></text:p>
            <text:p text:style-name="P1"><text:span text:style-name="T3">Presione un botón para continua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1" draw:text-style-name="P1" draw:layer="layout" svg:width="25.199cm" svg:height="10.389cm" svg:x="1.401cm" svg:y="5.405cm">
          <draw:text-box>
            <text:p text:style-name="P1"><text:span text:style-name="T1">INSTRUCCIONES (2/2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Número 1 - Reduce la oferta</text:span></text:p>
            <text:p text:style-name="P1"><text:span text:style-name="T2"/></text:p>
            <text:p text:style-name="P1"><text:span text:style-name="T2">Número 2 - Aumenta la oferta</text:span></text:p>
            <text:p text:style-name="P1"><text:span text:style-name="T2"/></text:p>
            <text:p text:style-name="P1"><text:span text:style-name="T2">Número 3 - Envía la ofert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Presione un botón para continua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text-style-name="P2" draw:layer="layout" svg:width="25.199cm" svg:height="4.2cm" svg:x="1.401cm" svg:y="8.499cm">
          <draw:text-box>
            <text:p text:style-name="P2"><text:span text:style-name="T4">¡Gracias por participa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C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steban Hurtado</meta:initial-creator>
    <meta:creation-date>2013-12-30T14:41:29.026997000</meta:creation-date>
    <dc:date>2013-12-31T11:21:02.953515000</dc:date>
    <dc:creator>Esteban Hurtado</dc:creator>
    <meta:editing-duration>PT20H9M5S</meta:editing-duration>
    <meta:editing-cycles>1</meta:editing-cycles>
    <meta:document-statistic meta:object-count="30"/>
    <meta:generator>LibreOffice/4.1.3.2$MacOSX_x86 LibreOffice_project/70feb7d99726f064edab4605a8ab840c50ec57a</meta:generator>
  </office:meta>
</office:document-meta>
</file>